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4f77a"/>
    </style:style>
    <style:style style:name="P2" style:family="paragraph" style:parent-style-name="Table_20_Contents">
      <style:text-properties fo:font-weight="bold" officeooo:rsid="0014f77a" officeooo:paragraph-rsid="0014f77a" fo:background-color="transparent" style:font-weight-asian="bold" style:font-weight-complex="bold"/>
    </style:style>
    <style:style style:name="P3" style:family="paragraph" style:parent-style-name="Table_20_Contents">
      <style:text-properties officeooo:rsid="0019f6ae" officeooo:paragraph-rsid="0019f6ae"/>
    </style:style>
    <style:style style:name="T1" style:family="text">
      <style:text-properties officeooo:rsid="0014f77a"/>
    </style:style>
    <style:style style:name="T2" style:family="text">
      <style:text-properties officeooo:rsid="001bc4f7"/>
    </style:style>
    <style:style style:name="T3" style:family="text">
      <style:text-properties officeooo:rsid="001e1054"/>
    </style:style>
    <style:style style:name="T4" style:family="text">
      <style:text-properties officeooo:rsid="001ec7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Loaned book title" text:name="py3o.loan.book_id.name"/>
        <text:user-field-decl office:value-type="string" office:string-value="Loaned book return date" text:name="py3o.loan.expected_return_date"/>
        <text:user-field-decl office:value-type="string" office:string-value="Member Name" text:name="py3o.objects.name"/>
      </text:user-field-decls>
      <text:p text:style-name="Standard"><text:a xlink:type="simple" xlink:href="py3o://for=&quot;member in objects&quot;" text:style-name="Internet_20_link" text:visited-style-name="Visited_20_Internet_20_Link"><text:span text:style-name="T4">for="member in objects"</text:span></text:a></text:p>
      <text:p text:style-name="Title">Book Loan report for <text:user-field-get text:name="py3o.objects.name">Member Name</text:user-field-get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Book Title</text:p>
          </table:table-cell>
          <table:table-cell table:style-name="Table1.B1" office:value-type="string">
            <text:p text:style-name="P2">Expected return date</text:p>
          </table:table-cell>
        </table:table-row>
        <table:table-row>
          <table:table-cell table:style-name="Table1.A2" office:value-type="string">
            <text:p text:style-name="P1"><text:a xlink:type="simple" xlink:href="py3o://for=&quot;loan in objects.loan_ids&quot;" text:style-name="Internet_20_link" text:visited-style-name="Visited_20_Internet_20_Link"><text:span text:style-name="T3">for="loan in objects.loan_ids"</text:span></text:a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<text:user-field-get text:name="py3o.loan.book_id.name">Loaned book title</text:user-field-get></text:p>
          </table:table-cell>
          <table:table-cell table:style-name="Table1.B2" office:value-type="string">
            <text:p text:style-name="P3"><text:user-field-get text:name="py3o.loan.expected_return_date">Loaned book return date</text:user-field-get></text:p>
          </table:table-cell>
        </table:table-row>
        <table:table-row>
          <table:table-cell table:style-name="Table1.A2" office:value-type="string">
            <text:p text:style-name="P1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Text_20_body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e Fayolle</meta:initial-creator>
    <meta:creation-date>2017-10-28T22:54:27.128328962</meta:creation-date>
    <dc:date>2017-10-29T00:45:04.822031347</dc:date>
    <dc:creator>Alexandre Fayolle</dc:creator>
    <meta:editing-duration>PT1H24M4S</meta:editing-duration>
    <meta:editing-cycles>15</meta:editing-cycles>
    <meta:generator>LibreOffice/5.1.6.2$Linux_X86_64 LibreOffice_project/10m0$Build-2</meta:generator>
    <meta:document-statistic meta:table-count="1" meta:image-count="0" meta:object-count="0" meta:page-count="1" meta:paragraph-count="9" meta:word-count="26" meta:character-count="163" meta:non-whitespace-character-count="146"/>
  </office:meta>
</office:document-meta>
</file>